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6.558cm"/>
        </style:tab-stops>
      </style:paragraph-properties>
    </style:style>
    <style:style style:name="P4" style:family="paragraph" style:parent-style-name="Standard">
      <style:paragraph-properties fo:margin-left="1.251cm" fo:margin-right="0cm" fo:text-indent="0cm" style:auto-text-indent="false"/>
    </style:style>
    <style:style style:name="P5" style:family="paragraph" style:parent-style-name="Text_20_body">
      <style:paragraph-properties fo:margin-left="0cm" fo:margin-right="0cm" fo:text-indent="1.499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paragraph-properties>
        <style:tab-stops>
          <style:tab-stop style:position="6.558cm"/>
        </style:tab-stops>
      </style:paragraph-properties>
    </style:style>
    <style:style style:name="P10" style:family="paragraph" style:parent-style-name="Text_20_body" style:list-style-name="L5">
      <style:paragraph-properties>
        <style:tab-stops>
          <style:tab-stop style:position="6.558cm"/>
        </style:tab-stops>
      </style:paragraph-properties>
    </style:style>
    <style:style style:name="P11" style:family="paragraph" style:parent-style-name="Text_20_body" style:list-style-name="L6">
      <style:paragraph-properties>
        <style:tab-stops>
          <style:tab-stop style:position="6.558cm"/>
        </style:tab-stops>
      </style:paragraph-properties>
    </style:style>
    <style:style style:name="P12" style:family="paragraph" style:parent-style-name="Text_20_body" style:list-style-name="L7"/>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list-style-name="L8">
      <style:paragraph-properties fo:margin-left="1.251cm" fo:margin-right="0cm" fo:text-indent="1.499cm" style:auto-text-indent="false"/>
      <style:text-properties style:text-underline-style="none"/>
    </style:style>
    <style:style style:name="P18" style:family="paragraph" style:parent-style-name="Text_20_body" style:list-style-name="L9">
      <style:paragraph-properties fo:margin-left="1.251cm" fo:margin-right="0cm" fo:text-indent="1.499cm" style:auto-text-indent="false"/>
      <style:text-properties style:text-underline-style="none"/>
    </style:style>
    <style:style style:name="P19" style:family="paragraph" style:parent-style-name="Text_20_body" style:list-style-name="L10">
      <style:paragraph-properties fo:margin-left="1.251cm" fo:margin-right="0cm" fo:text-indent="1.499cm" style:auto-text-indent="false"/>
      <style:text-properties style:text-underline-style="none"/>
    </style:style>
    <style:style style:name="P20" style:family="paragraph" style:parent-style-name="Text_20_body" style:list-style-name="L11">
      <style:paragraph-properties fo:margin-left="1.251cm" fo:margin-right="0cm" fo:text-indent="1.499cm" style:auto-text-indent="false"/>
      <style:text-properties style:text-underline-style="none"/>
    </style:style>
    <style:style style:name="P21" style:family="paragraph" style:parent-style-name="Heading_20_1">
      <style:paragraph-properties fo:text-align="center" style:justify-single-word="false"/>
      <style:text-properties fo:font-size="20pt" style:font-size-asian="20pt" style:font-size-complex="20pt"/>
    </style:style>
    <style:style style:name="P22" style:family="paragraph" style:parent-style-name="Heading_20_1">
      <style:paragraph-properties fo:break-before="page"/>
    </style:style>
    <style:style style:name="P2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fo:padding="0.049cm" fo:border-left="none" fo:border-right="none" fo:border-top="0.002cm solid #000000" fo:border-bottom="0.002cm solid #000000" style:shadow="none"/>
      <style:text-properties style:use-window-font-color="true" style:font-name="Trebuchet MS" fo:font-size="40pt" style:font-size-asian="40pt" style:font-size-complex="40pt"/>
    </style:style>
    <style:style style:name="P25" style:family="paragraph" style:parent-style-name="Standard" style:master-page-name="">
      <style:paragraph-properties fo:text-align="center" style:justify-single-word="false" style:register-true="false" style:page-number="auto" fo:background-color="#000000" fo:padding="0.049cm" fo:border-left="none" fo:border-right="none" fo:border-top="0.002cm solid #000000" fo:border-bottom="0.002cm solid #000000" style:shadow="none">
        <style:background-image/>
      </style:paragraph-properties>
      <style:text-properties fo:text-transform="uppercase" style:use-window-font-color="true" style:font-name="Trebuchet MS" fo:font-size="12pt" fo:letter-spacing="0.318cm"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color="#808080"/>
    </style:style>
    <style:style style:name="T10" style:family="text">
      <style:text-properties fo:color="#808080" fo:font-weight="bold" style:font-weight-asian="bold" style:font-weight-complex="bold"/>
    </style:style>
    <style:style style:name="T11" style:family="text">
      <style:text-properties fo:color="#ffffff"/>
    </style:style>
    <style:style style:name="T12" style:family="text">
      <style:text-properties fo:font-weight="normal" style:font-weight-asian="normal" style:font-weight-complex="normal"/>
    </style:style>
    <style:style style:name="T13"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076cm" text:min-label-width="0.635cm"/>
        <style:text-properties style:font-name="StarSymbol1"/>
      </text:list-level-style-bullet>
      <text:list-level-style-bullet text:level="2" text:style-name="Bullet_20_Symbols" style:num-suffix="." text:bullet-char="○">
        <style:list-level-properties text:space-before="2.346cm" text:min-label-width="0.635cm"/>
        <style:text-properties style:font-name="StarSymbol1"/>
      </text:list-level-style-bullet>
      <text:list-level-style-bullet text:level="3" text:style-name="Bullet_20_Symbols" style:num-suffix="." text:bullet-char="■">
        <style:list-level-properties text:space-before="3.616cm" text:min-label-width="0.635cm"/>
        <style:text-properties style:font-name="StarSymbol1"/>
      </text:list-level-style-bullet>
      <text:list-level-style-bullet text:level="4" text:style-name="Bullet_20_Symbols" style:num-suffix="." text:bullet-char="●">
        <style:list-level-properties text:space-before="4.886cm" text:min-label-width="0.635cm"/>
        <style:text-properties style:font-name="StarSymbol1"/>
      </text:list-level-style-bullet>
      <text:list-level-style-bullet text:level="5" text:style-name="Bullet_20_Symbols" style:num-suffix="." text:bullet-char="○">
        <style:list-level-properties text:space-before="6.156cm" text:min-label-width="0.635cm"/>
        <style:text-properties style:font-name="StarSymbol1"/>
      </text:list-level-style-bullet>
      <text:list-level-style-bullet text:level="6" text:style-name="Bullet_20_Symbols" style:num-suffix="." text:bullet-char="■">
        <style:list-level-properties text:space-before="7.426cm" text:min-label-width="0.635cm"/>
        <style:text-properties style:font-name="StarSymbol1"/>
      </text:list-level-style-bullet>
      <text:list-level-style-bullet text:level="7" text:style-name="Bullet_20_Symbols" style:num-suffix="." text:bullet-char="●">
        <style:list-level-properties text:space-before="8.696cm" text:min-label-width="0.635cm"/>
        <style:text-properties style:font-name="StarSymbol1"/>
      </text:list-level-style-bullet>
      <text:list-level-style-bullet text:level="8" text:style-name="Bullet_20_Symbols" style:num-suffix="." text:bullet-char="○">
        <style:list-level-properties text:space-before="9.966cm" text:min-label-width="0.635cm"/>
        <style:text-properties style:font-name="StarSymbol1"/>
      </text:list-level-style-bullet>
      <text:list-level-style-bullet text:level="9" text:style-name="Bullet_20_Symbols" style:num-suffix="." text:bullet-char="■">
        <style:list-level-properties text:space-before="11.236cm" text:min-label-width="0.635cm"/>
        <style:text-properties style:font-name="StarSymbol1"/>
      </text:list-level-style-bullet>
      <text:list-level-style-bullet text:level="10" text:style-name="Bullet_20_Symbols" style:num-suffix="." text:bullet-char="●">
        <style:list-level-properties text:space-before="12.50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dad de Buenos Aires</text:p>
      <text:p text:style-name="P23">Facultad de Ingeniería</text:p>
      <text:h text:style-name="P21" text:outline-level="1">75.99 Trabajo Profesional</text:h>
      <text:p text:style-name="P16"/>
      <text:p text:style-name="P16"/>
      <text:p text:style-name="P25">Plataforma <text:s/>educativa</text:p>
      <text:p text:style-name="P24">Batalla <text:span text:style-name="T12">Espacial</text:span></text:p>
      <text:h text:style-name="Heading_20_2" text:outline-level="2"><text:line-break/></text:h>
      <text:p text:style-name="Text_20_body"/>
      <text:p text:style-name="Text_20_body"/>
      <text:p text:style-name="Text_20_body"/>
      <text:p text:style-name="Text_20_body"/>
      <text:p text:style-name="Text_20_body"/>
      <text:h text:style-name="Heading_20_2" text:outline-level="2">Tutores</text:h>
      <text:p text:style-name="P16">Lic. Rosa Graciela Wachenchauzer (Tutor)</text:p>
      <text:p text:style-name="P16">Ing. Juan Gabardini (Co-tutor)</text:p>
      <text:h text:style-name="Heading_20_2" text:outline-level="2">Alumno</text:h>
      <text:p text:style-name="P16">Mariano Patricio Tugnarelli, padrón 78945</text:p>
      <text:p text:style-name="P15"/>
      <text:p text:style-name="P15"/>
      <text:h text:style-name="Heading_20_1" text:outline-level="1"/>
      <text:h text:style-name="P22" text:outline-level="1">Objetivo</text:h>
      <text:p text:style-name="Text_20_body">Construir una plataforma que pueda ser utilizada como ejemplos concretos de temas teóricos y como <text:span text:style-name="T5">framework</text:span> para desarrollar ejercicios y trabajos prácticos en los cursos introductorios de ingeniería de software.<text:span text:style-name="T4"> </text:span><text:s/></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1">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201653742" text:style-name="L1">
        <text:list-item>
          <text:p text:style-name="P6">Currículo invertido, también llamado outside-in (de afuera hacia adentro).</text:p>
        </text:list-item>
        <text:list-item>
          <text:p text:style-name="P6">Uso generalizado de técnicas orientadas a objetos y guiadas por modelos (object-oriented and model-driven techniques).</text:p>
        </text:list-item>
        <text:list-item>
          <text:p text:style-name="P6">Diseño por contrato.</text:p>
        </text:list-item>
        <text:list-item>
          <text:p text:style-name="P6">Planteo y discusión de las incumbencias, problemáticas y responsabilidades de la ingeniería de software (software engineering concerns) desde el comienzo.</text:p>
        </text:list-item>
      </text:list>
      <text:p text:style-name="Text_20_body"><text:span text:style-name="T3">Los conceptos planteados por Meyer como lineamientos generales del plan de estudio </text:span><text:span text:style-name="T3">formalizan las percepciones recogidas en el ámbito práctico y didáctico, razón por la cuál, se </text:span><text:soft-page-break/><text:span text:style-name="T3">adopta su propuesta como marco teórico para el desarrollo de este trabajo.</text:span></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1623448012" text:style-name="L2">
        <text:list-item>
          <text:p text:style-name="P7">Construcción de módulos en lugar de aplicaciones completas.</text:p>
        </text:list-item>
        <text:list-item>
          <text:p text:style-name="P7">Utilización intensiva y extensiva de bibliotecas de componentes y <text:span text:style-name="T6">frameworks</text:span><text:span text:style-name="T5">.</text:span></text:p>
        </text:list-item>
        <text:list-item>
          <text:p text:style-name="P7">Trabajo en equipo.</text:p>
        </text:list-item>
        <text:list-item>
          <text:p text:style-name="P7">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6">from</text:span><text:span text:style-name="T1"> </text:span><text:span text:style-name="T6">scratch</text:span><text:span text:style-name="T4">),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7">scripts</text:span><text:span text:style-name="T4"> utilitarios para manipular archivos, monitorear recursos o censar el tráfico en una interfaz de red. </text:span></text:p>
      <text:p text:style-name="P2">Este primer escenario resulta poco habitual y se limita a la resolución de algunos problemas aislados.</text:p>
      <text:p text:style-name="P2">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4">Este segundo escenario nos presenta desafíos diferentes. </text:span>Aparecen nuevas responsabilidades que en el primer escenario no existen:</text:p>
      <text:list xml:id="list1129014086" text:style-name="L3">
        <text:list-item>
          <text:p text:style-name="P8">Responsabilidades para con el resto del equipo. Como proveedor de un módulo que otro miembro del equipo utilizará para construir su propio módulo. Fundamentalmente se requiere que el módulo:</text:p>
          <text:list>
            <text:list-item>
              <text:p text:style-name="P8">Tenga definida una interfaz clara.</text:p>
            </text:list-item>
            <text:list-item>
              <text:p text:style-name="P8">Sea cohesivo.</text:p>
            </text:list-item>
            <text:list-item>
              <text:p text:style-name="P8">Provea información respecto a su forma de utilización, ya sea como documentación formal del contrato expuesto por su interfaz y/o como ejemplos de <text:soft-page-break/>su utilización.</text:p>
            </text:list-item>
            <text:list-item>
              <text:p text:style-name="P8">Cuente con pruebas unitarios que ofrezcan mínimas garantías de su corrección funcional.</text:p>
            </text:list-item>
          </text:list>
        </text:list-item>
        <text:list-item>
          <text:p text:style-name="P8">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5">frameworks</text:span></text:h>
      <text:p text:style-name="P3">En la actualidad uno de los aspectos que caracteriza a la construcción de software es la utilización intensiva y extensiva de bibliotecas de componentes y <text:span text:style-name="T6">frameworks</text:span><text:span text:style-name="T5">.</text:span> </text:p>
      <text:p text:style-name="P3">Consideramos que es intensiva por el hecho de ser permanente su uso. Es decir, en todo momento interactuamos con las piezas de software provistas por una biblioteca o un <text:span text:style-name="T6">framework</text:span><text:span text:style-name="T5">.</text:span></text:p>
      <text:p text:style-name="P3">Consideramos que es extensiva porque se usan en todos los contextos para resolver múltiples problemas.</text:p>
      <text:p text:style-name="P3">Existen innumerables bibliotecas de componentes y <text:span text:style-name="T6">frameworks</text:span>, en su gran mayoría originados en torno a comunidades virtuales y organizados como proyectos <text:span text:style-name="T6">open</text:span> <text:span text:style-name="T6">source,</text:span> que nos proveen piezas de software con altos niveles de reutilización y que nos permiten colaborar activamente en su desarrollo. <text:s/></text:p>
      <text:p text:style-name="P3">Son frecuentes las oportunidades que se presentan para utilizar bibliotecas de componentes y <text:span text:style-name="T6">frameworks</text:span> maduros con altos niveles de calidad. Así como también, las oportunidades de utilizar diferentes soluciones (bibliotecas y <text:span text:style-name="T6">frameworks</text:span>) para resolver el mismo problema. </text:p>
      <text:p text:style-name="P3">También se presentan oportunidades para realizar aportes a estos proyectos a partir de:</text:p>
      <text:list xml:id="list637301741" text:style-name="L4">
        <text:list-item>
          <text:p text:style-name="P9">Detección de fallas.</text:p>
        </text:list-item>
        <text:list-item>
          <text:p text:style-name="P9">Identificación de defectos.</text:p>
        </text:list-item>
        <text:list-item>
          <text:p text:style-name="P9">Corrección de defectos.</text:p>
        </text:list-item>
        <text:list-item>
          <text:p text:style-name="P9">Identificación de mejoras.</text:p>
        </text:list-item>
        <text:list-item>
          <text:p text:style-name="P9">Construcción de extensiones desarrolladas en el contexto de un problema particular que la pieza original no tenía contemplado. <text:s/></text:p>
        </text:list-item>
      </text:list>
      <text:p text:style-name="P3">Estas experiencias permiten formar amplios criterios tanto de uso como de construcción.</text:p>
      <text:p text:style-name="P3">Resulta interesante esta distinción por el hecho de que ambos puntos de vista son complementarios. La experiencia de utilizar una pieza de software y la experiencia de ser <text:soft-page-break/>proveedor de una pieza de software son complementarias porque existe un efecto de retroalimentación entre ellas. </text:p>
      <text:p text:style-name="P3">En el rol de usuario:</text:p>
      <text:list xml:id="list60306066" text:style-name="L5">
        <text:list-item>
          <text:p text:style-name="P10">Experimentamos el proceso de aprendizaje de uso de la pieza. </text:p>
        </text:list-item>
        <text:list-item>
          <text:p text:style-name="P10">Percibimos sus atributos de calidad, como por ejemplo corrección, claridad, robustez y flexibilidad. </text:p>
        </text:list-item>
        <text:list-item>
          <text:p text:style-name="P10">Identificamos ventajas y desventajas de su diseño e implementación.</text:p>
        </text:list-item>
      </text:list>
      <text:p text:style-name="P3">En el rol de proveedor:</text:p>
      <text:list xml:id="list312828780" text:style-name="L6">
        <text:list-item>
          <text:p text:style-name="P11">Analizamos los requerimientos.</text:p>
        </text:list-item>
        <text:list-item>
          <text:p text:style-name="P11">Definimos la interfaz.</text:p>
        </text:list-item>
        <text:list-item>
          <text:p text:style-name="P11">Evaluamos los posibles diseños e implementaciones.</text:p>
        </text:list-item>
        <text:list-item>
          <text:p text:style-name="P11">Generamos la documentación.</text:p>
        </text:list-item>
      </text:list>
      <text:p text:style-name="P3">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3">El trabajo en equipo es una constante presente en todo desarrollo de software de mediano y gran porte. Desde pequeños equipos locales hasta grandes equipos distribuidos alrededor del mundo.</text:p>
      <text:p text:style-name="P3">En este contexto se requiere compromiso, colaboración y comprensión de los criterios de descomposición y de composición modular.</text:p>
      <text:p text:style-name="P3">La descomposición modular permite dividir el problema en partes e implementar la solución de cada una de estas partes como módulos, haciendo posible la división del trabajo entre los miembros del equipo.</text:p>
      <text:p text:style-name="P3">La composición modular hace posible ensamblar la solución a un problema a partir de los módulos construidos por diferentes miembros del equipo o por bibliotecas de componentes y <text:span text:style-name="T6">frameworks</text:span> provistos por terceros.</text:p>
      <text:p text:style-name="P3">La colaboración entre los miembros del equipo potencia las capacidades individuales. La utilización de un módulo construido por otro miembro del equipo debe ser un ámbito cotidiano de aprendizaje y mejora. Aprendemos del resto del equipo y aportamos nuestro conocimientos para aumentar la calidad del módulo.</text:p>
      <text:p text:style-name="P3">El compromiso de cada uno de los miembros del equipo debe reflejarse en la calidad <text:soft-page-break/>de los módulos construidos y en el respeto con el resto del equipo al utilizar un módulo construido por otro miembro. </text:p>
      <text:h text:style-name="Heading_20_3" text:outline-level="3">Desde la perspectiva práctica: Aseguramiento de la calidad</text:h>
      <text:p text:style-name="P3">Como mencionábamos en la sección anterior cada miembro del equipo debe estar comprometido con la calidad de todo módulo que el equipo construye, así como también con la calidad del producto final.</text:p>
      <text:p text:style-name="P3">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3">Técnicas como <text:span text:style-name="T1">TDD</text:span> (<text:span text:style-name="T1">Test </text:span><text:span text:style-name="T6">Driven</text:span><text:span text:style-name="T1"> </text:span><text:span text:style-name="T6">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mos percibiendo e identificando problemáticas recurrentes en el proceso de aprendizaje. Para resolver estas dificultades ensayamos múltiples aproximaciones alineadas con las observaciones descriptas en la perspectiva práctica y en concordancia con la propuesta de Meyer, dando origen al siguiente <text:s/>conjunto de estrategias: </text:p>
      <text:list xml:id="list1282277772" text:style-name="L7">
        <text:list-item>
          <text:p text:style-name="P12">Proporcionar ejemplos concretos y simples, pero completos y descriptivos.</text:p>
        </text:list-item>
        <text:list-item>
          <text:p text:style-name="P12">Platear desafíos en un contexto atractivo.</text:p>
        </text:list-item>
        <text:list-item>
          <text:p text:style-name="P12">Usar primero y construir después.</text:p>
        </text:list-item>
        <text:list-item>
          <text:p text:style-name="P12">Plantear estrategias de trabajo que contemplen las diferencias en la formación y los conocimientos adquiridos previamente (<text:span text:style-name="T6">background</text:span>) por los alumnos. </text:p>
        </text:list-item>
        <text:list-item>
          <text:p text:style-name="P12">Definir lineamientos que promuevan el trabajo en grupo.</text:p>
        </text:list-item>
        <text:list-item>
          <text:p text:style-name="P12">Evitar introducir un elemento nuevo de complejidad en el proceso de aprendizaje dado por el idioma.</text:p>
        </text:list-item>
      </text:list>
      <text:p text:style-name="Text_20_body">Explicaremos ahora el propósito de cada una de ellas.</text:p>
      <text:h text:style-name="Heading_20_3" text:outline-level="3">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text:soft-page-break/>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6">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universitario.</text:p>
      <text:p text:style-name="Text_20_body">Es necesario contemplar este abanico de posibilidades, percibiendo esto como una oportunidad en lugar de un obstáculo. Debemos enfocarnos en:</text:p>
      <text:list xml:id="list1156426322" text:continue-numbering="true" text:style-name="L7">
        <text:list-item>
          <text:p text:style-name="P12">Aprovechar los conocimientos previos, potenciándolos.</text:p>
        </text:list-item>
        <text:list-item>
          <text:p text:style-name="P12">Construir un contexto en el que los que saben pueden aprender más, evitando el síndrome del alumno aburrido porque conoce los temas que se explican.</text:p>
        </text:list-item>
        <text:list-item>
          <text:p text:style-name="P12"><text:soft-page-break/>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6">frameworks</text:span> por tanto, deberían estar en español, en particular aquellas vinculadas con el contexto concreto del problema, que describen con sus abstracciones el modelo de la realidad analizada.</text:p>
      <text:h text:style-name="Heading_20_1" text:outline-level="1"/>
      <text:h text:style-name="P22" text:outline-level="1">Antecedentes</text:h>
      <text:p text:style-name="Text_20_body">Como lo mencionamos en los párrafos previos, realizamos múltiples ensayos tendientes a resolver las dificultades observadas en el ámbito educativo y disminuir la brecha existente entre éste y el ámbito laboral. A continuación describiremos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desarrollamos la primera versión del software que llamamos Batalla Espacial, con el objetivo de utilizarlo como herramienta para el desarrollo los Trabajos Prácticos de la materia Algoritmos y Programación III de la Facultad de Ingeniería de la UBA.</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comenzamos a utilizar el contexto descripto por la Batalla Espacial para construir algunos ejemplos de problemas y resoluciones en las materias Estructura de Datos I, Lenguaje de Programación I y Estructura de Datos II de la carrera de Ingeniería en Computación en la Universidad Nacional de Tres de Febrero.</text:p>
      <text:p text:style-name="Text_20_body">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text:soft-page-break/>Ampliando el alcance</text:h>
      <text:p text:style-name="P5">En el segundo cuatrimestre del 2009 desarrollamos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22" text:outline-level="1">Alcance</text:h>
      <text:p text:style-name="Text_20_body">Identificar los temas teóricos de la ingeniería de software que serán soportados por la plataforma.</text:p>
      <text:p text:style-name="Text_20_body">Construir la plataforma educativa junto con el material de soporte para las actividades propuestas de cada uno de los temas de ingeniería de software seleccionados.</text:p>
      <text:p text:style-name="Text_20_body">Hacer de este trabaja un proyecto <text:span text:style-name="T6">open</text:span><text:span text:style-name="T1"> </text:span><text:span text:style-name="T6">source</text:span>, con el objetivo de que docentes y alumnos tenga a su disposición todo el material generado y puedan colaborar con extensiones, correcciones y mejoras. </text:p>
      <text:h text:style-name="Heading_20_2" text:outline-level="2">Planificación</text:h>
      <text:p text:style-name="P1">Duración: 4 meses.</text:p>
      <text:p text:style-name="P1">Iteraciones de 2 semanas. </text:p>
      <text:h text:style-name="Heading_20_3" text:outline-level="3">Entregas</text:h>
      <text:p text:style-name="Text_20_body">Plan de liberaciones (entregas) cada 2 iteraciones.</text:p>
      <text:h text:style-name="Heading_20_4" text:outline-level="4">Entrega 1</text:h>
      <text:list xml:id="list159215061" text:style-name="L8">
        <text:list-item>
          <text:p text:style-name="P17">Refactorización del código legado.</text:p>
        </text:list-item>
        <text:list-item>
          <text:p text:style-name="P17">Identificación de los objetivos temáticos de aprendizaje.</text:p>
        </text:list-item>
        <text:list-item>
          <text:p text:style-name="P17">Identificación de las oportunidades en el código (puntos de extensión).</text:p>
        </text:list-item>
        <text:list-item>
          <text:p text:style-name="P17">Selección de las funcionalidades a desarrollar a partir de los objetivos temáticos de aprendizaje y las oportunidades identificadas en el código. (Construir un listado de requerimientos priorizado)</text:p>
        </text:list-item>
        <text:list-item>
          <text:p text:style-name="P17">Identificación de las funcionalidades primarias y secundarias.</text:p>
        </text:list-item>
      </text:list>
      <text:h text:style-name="Heading_20_4" text:outline-level="4">Entrega 2</text:h>
      <text:list xml:id="list615384219" text:style-name="L9">
        <text:list-item>
          <text:p text:style-name="P18">Desarrollo de las funcionalidad primarias.</text:p>
        </text:list-item>
      </text:list>
      <text:h text:style-name="Heading_20_4" text:outline-level="4">Entrega 3</text:h>
      <text:list xml:id="list1217603876" text:style-name="L10">
        <text:list-item>
          <text:p text:style-name="P19">Desarrollo de las funcionalidad secundarias.</text:p>
        </text:list-item>
      </text:list>
      <text:h text:style-name="Heading_20_4" text:outline-level="4">Entrega 4</text:h>
      <text:list xml:id="list1051766681" text:style-name="L11">
        <text:list-item>
          <text:p text:style-name="P20">Producto final.</text:p>
        </text:list-item>
        <text:list-item>
          <text:p text:style-name="P20">Presentación.</text:p>
        </text:list-item>
        <text:list-item>
          <text:p text:style-name="P20">Documentación.</text:p>
        </text:list-item>
      </text:list>
      <text:h text:style-name="Heading_20_3" text:outline-level="3"><text:soft-page-break/>Funcionalidades</text:h>
      <text:p text:style-name="Text_20_body">Cada una de las funcionalidades está compuesta por:</text:p>
      <text:list xml:id="list140511571" text:style-name="L12">
        <text:list-item>
          <text:p text:style-name="P13">Soporte en la plataforma</text:p>
        </text:list-item>
        <text:list-item>
          <text:p text:style-name="P13">Documentación</text:p>
        </text:list-item>
        <text:list-item>
          <text:p text:style-name="P13">Material y enunciado de actividad tipo</text:p>
        </text:list-item>
        <text:list-item>
          <text:p text:style-name="P13">Resolución de la actividad tipo</text:p>
        </text:list-item>
        <text:list-item>
          <text:p text:style-name="P13">Material de actividad tipo para el docente</text:p>
        </text:list-item>
        <text:list-item>
          <text:p text:style-name="P13">Resolución de la actividad tipo para el docente</text:p>
        </text:list-item>
      </text:list>
      <text:p text:style-name="P4"/>
      <text:h text:style-name="Heading_20_1" text:outline-level="1">Bibliografía</text:h>
      <text:list xml:id="list461932955" text:style-name="L13">
        <text:list-item>
          <text:p text:style-name="P14">Bertrand Meyer, <text:span text:style-name="T2">Touch of Class. Learning to Program Well with Objects and Contracts</text:span>, Springer, 2009. </text:p>
        </text:list-item>
        <text:list-item>
          <text:p text:style-name="P14">Bertrand Meyer, <text:span text:style-name="T2">Object-Oriented Software Construction</text:span>, Prentice Hall, <text:s/>1985, 2da. Edición 1997.</text:p>
        </text:list-item>
        <text:list-item>
          <text:p text:style-name="P14">Erich Gamma, Richard Helm, Ralph Johnson, John Vlissides, <text:span text:style-name="T2">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Mariano Tugnarelli</meta:initial-creator>
    <meta:creation-date>2009-09-26T16:44:06</meta:creation-date>
    <dc:creator>Mariano Tugnarelli</dc:creator>
    <dc:date>2010-04-20T23:22:54</dc:date>
    <meta:editing-cycles>97</meta:editing-cycles>
    <meta:editing-duration>PT97H45M20S</meta:editing-duration>
    <meta:document-statistic meta:table-count="0" meta:image-count="0" meta:object-count="0" meta:page-count="12" meta:paragraph-count="160" meta:word-count="2884" meta:character-count="19426"/>
    <meta:user-defined meta:name="Información 1"/>
    <meta:user-defined meta:name="Información 2"/>
    <meta:user-defined meta:name="Información 3"/>
    <meta:user-defined meta:name="Información 4"/>
  </office:meta>
</office:document-meta>
</file>